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a29" officeooo:paragraph-rsid="000e5a29"/>
    </style:style>
    <style:style style:name="P2" style:family="paragraph" style:parent-style-name="Standard">
      <style:text-properties style:use-window-font-color="true" officeooo:rsid="000e5a29" officeooo:paragraph-rsid="000e5a29"/>
    </style:style>
    <style:style style:name="P3" style:family="paragraph" style:parent-style-name="Standard">
      <style:text-properties style:use-window-font-color="true" officeooo:rsid="000f1408" officeooo:paragraph-rsid="000f1408"/>
    </style:style>
    <style:style style:name="T1" style:family="text">
      <style:text-properties officeooo:rsid="000f1408"/>
    </style:style>
    <style:style style:name="T2" style:family="text">
      <style:text-properties fo:color="#dd4814" officeooo:rsid="000f14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nrigid registration notes:</text:p>
      <text:p text:style-name="P1"/>
      <text:p text:style-name="P1">Previous work:</text:p>
      <text:p text:style-name="P1">1. ratio of variance minimisation by Zuo et al: divide each voxel in the transformed image by the corresponding voxel in the reference image. If the images are aligned, a homogenous image is obtained, otherwise it is heterogenous. The algorithm iteratively maximises <text:span text:style-name="T1">the homogeneity (i.e. minimises the variance of the ratio between images across all voxels). </text:span><text:span text:style-name="T2">Limitation: assumes rigid motion</text:span></text:p>
      <text:p text:style-name="P2"/>
      <text:p text:style-name="P3"><text:span text:style-name="T1">2. </text:span>Optical flow type algorithm: pyramidal approach, minimises SSD error. The algorithm computes a motion vector u(x,y,z) for each voxel which represents the displacement from the reference image of that voxel. The set of all vectors U is iteratively refined using a Gauss-Netwon method. Assumes intensities in pre and post-enhanced images remain consta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2:02:11.605090373</meta:creation-date>
    <dc:date>2014-12-08T16:17:25.278096972</dc:date>
    <meta:editing-duration>PT4H3S</meta:editing-duration>
    <meta:editing-cycles>1</meta:editing-cycles>
    <meta:document-statistic meta:table-count="0" meta:image-count="0" meta:object-count="0" meta:page-count="1" meta:paragraph-count="4" meta:word-count="118" meta:character-count="789" meta:non-whitespace-character-count="675"/>
    <meta:generator>LibreOffice/4.2.6.3$Linux_X86_64 LibreOffice_project/420m0$Build-3</meta:generator>
  </office:meta>
</office:document-meta>
</file>